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urier-Bold" svg:font-family="Courier-Bol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XB Zar" officeooo:rsid="00199332" officeooo:paragraph-rsid="00199332" style:font-name-complex="XB Za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XB Zar" officeooo:rsid="00199332" officeooo:paragraph-rsid="00199332" style:font-name-complex="XB Zar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weight="bold" officeooo:rsid="00199332" officeooo:paragraph-rsid="00199332" style:font-weight-asian="bold" style:font-name-complex="XB 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weight="normal" officeooo:rsid="001d7d7b" officeooo:paragraph-rsid="001d7d7b" style:font-weight-asian="normal" style:font-name-complex="XB Zar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223793" style:font-weight-asian="normal" style:font-name-complex="XB Zar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223793" style:font-weight-asian="normal" style:font-name-complex="XB Zar" style:font-size-complex="6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XB Zar" fo:font-weight="normal" officeooo:rsid="0023bba7" officeooo:paragraph-rsid="0023bba7" style:font-weight-asian="normal" style:font-name-complex="XB Zar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XB Zar" fo:font-weight="normal" officeooo:rsid="0023bba7" officeooo:paragraph-rsid="0023bba7" style:font-weight-asian="normal" style:font-name-complex="XB Zar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XB Zar" fo:font-weight="normal" officeooo:rsid="00244f17" officeooo:paragraph-rsid="00244f17" style:font-weight-asian="normal" style:font-name-complex="XB Zar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223793" style:font-weight-asian="normal" style:font-name-complex="XB Zar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XB Zar" fo:font-weight="normal" officeooo:rsid="00223793" officeooo:paragraph-rsid="0027dc55" style:font-weight-asian="normal" style:font-name-complex="XB Zar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XB Zar" fo:font-weight="normal" officeooo:rsid="0025b64d" officeooo:paragraph-rsid="0025b64d" style:font-weight-asian="normal" style:font-name-complex="XB Zar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XB Zar" fo:font-weight="normal" officeooo:rsid="0025b64d" officeooo:paragraph-rsid="0025b64d" style:font-weight-asian="normal" style:font-name-complex="XB Zar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XB Zar" fo:font-weight="normal" officeooo:rsid="0027dc55" officeooo:paragraph-rsid="0027dc55" style:font-weight-asian="normal" style:font-name-complex="XB Zar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XB Zar" fo:font-size="6pt" fo:font-weight="normal" officeooo:rsid="00223793" officeooo:paragraph-rsid="0027dc55" style:font-weight-asian="normal" style:font-name-complex="XB Zar" style:font-size-complex="6pt" style:font-weight-complex="normal"/>
    </style:style>
    <style:style style:name="P16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</style:style>
    <style:style style:name="P17" style:family="paragraph" style:parent-style-name="Text_20_body" style:list-style-name="L1">
      <style:paragraph-properties fo:text-align="start" style:justify-single-word="false" style:writing-mode="lr-tb"/>
    </style:style>
    <style:style style:name="T1" style:family="text">
      <style:text-properties fo:font-size="6pt" style:font-size-complex="6pt"/>
    </style:style>
    <style:style style:name="T2" style:family="text">
      <style:text-properties officeooo:rsid="0023bba7"/>
    </style:style>
    <style:style style:name="T3" style:family="text">
      <style:text-properties fo:color="#000000" loext:opacity="100%" fo:font-size="10pt" fo:font-weight="normal" style:font-weight-asian="normal" style:font-weight-complex="normal"/>
    </style:style>
    <style:style style:name="T4" style:family="text">
      <style:text-properties fo:color="#000000" loext:opacity="100%" style:font-name="Courier-Bold" fo:font-size="10pt"/>
    </style:style>
    <style:style style:name="T5" style:family="text">
      <style:text-properties fo:color="#000000" loext:opacity="100%" style:font-name="Courier-Bold" fo:font-size="10pt" fo:font-weight="normal" style:font-weight-asian="normal" style:font-weight-complex="normal"/>
    </style:style>
    <style:style style:name="T6" style:family="text">
      <style:text-properties fo:color="#000000" loext:opacity="100%" style:font-name="Liberation Mono1" fo:font-size="10pt" fo:font-weight="normal" style:font-weight-asian="normal" style:font-weight-complex="normal"/>
    </style:style>
    <style:style style:name="T7" style:family="text">
      <style:text-properties fo:color="#b31a1a" loext:opacity="100%" fo:font-size="10pt" fo:font-weight="normal" style:font-weight-asian="normal" style:font-weight-complex="normal"/>
    </style:style>
    <style:style style:name="T8" style:family="text">
      <style:text-properties fo:color="#b31a1a" loext:opacity="100%" style:font-name="Courier-Bold" fo:font-size="10pt"/>
    </style:style>
    <style:style style:name="T9" style:family="text">
      <style:text-properties fo:color="#b31a1a" loext:opacity="100%" style:font-name="Courier-Bold" fo:font-size="10pt" fo:font-weight="normal" style:font-weight-asian="normal" style:font-weight-complex="normal"/>
    </style:style>
    <style:style style:name="T10" style:family="text">
      <style:text-properties fo:color="#b31a1a" loext:opacity="100%" style:font-name="Liberation Mono1" fo:font-size="10pt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محمد عرفان آراسته</text:p>
      <text:p text:style-name="P2"/>
      <text:p text:style-name="P3">۱- <text:span text:style-name="T2">از کجا بفهمیم که دو vlan در بین دو سوییچ متفاوت هستند و پروتکلی که این موضوع رو می‌فهمد چه نام دارد؟</text:span></text:p>
      <text:p text:style-name="P7">در چنین مواردی سوییچ ها وقتی متوجه چنین موضوع می‌شوند چنین چیزی را مستقیماً بر روی کنسول لاگ می کنند:</text:p>
      <text:p text:style-name="P7"/>
      <text:p text:style-name="P8">```</text:p>
      <text:p text:style-name="Preformatted_20_Text">%CDP-4-NATIVE_VLAN_MISMATCH: Native VLAN mismatch discovered on FastEthernet0/1 (2), with Switch FastEthernet0/1 (3).</text:p>
      <text:p text:style-name="P8">```</text:p>
      <text:p text:style-name="P8"/>
      <text:p text:style-name="P7">پروتکلی که این موضوع را شناسایی می‌کند CDP (Cisco Discovery Protocol) نام دارد.</text:p>
      <text:p text:style-name="P9">این پروتکل یک پروتکل انحصاری می‌باشد که تجهیزات سیسکو بوسیله آن می‌توانند اطلاعاتی مانند سیستم عامل و آي پی و … را به یکدیگر اطلاع دهند.</text:p>
      <text:p text:style-name="P9">در ورژن 2 این پروتکل قابلیت‌های خطایابی جالبی به این پروتکل اضافه شده است که یکی از آن‌ها شناسایی متفاوت بودن شماره Native Vlan ها در بین دو تجهیز می باشد.</text:p>
      <text:p text:style-name="P7"/>
      <text:p text:style-name="P8">CDP Version-2 (CDPv2) is the most recent release of the protocol and provides more intelligent device tracking features. These features include a reporting mechanism, which allows more rapid error tracking, thereby reduces costly downtime. Errors reported includes </text:p>
      <text:list xml:id="list1565929511" text:style-name="L1">
        <text:list-item>
          <text:p text:style-name="P16">Mismatched native VLAN IDs (IEEE 802.1Q) on connected ports and</text:p>
        </text:list-item>
        <text:list-item>
          <text:p text:style-name="P17">Mismatched Port-duplex states between connected devices.</text:p>
        </text:list-item>
      </text:list>
      <text:p text:style-name="P8"/>
      <text:p text:style-name="P4"/>
      <text:p text:style-name="P4"/>
      <text:p text:style-name="P6">منابع:</text:p>
      <text:p text:style-name="P5"><text:a xlink:type="simple" xlink:href="https://learningnetwork.cisco.com/s/article/cisco-discovery-protocol-cdp-x" text:style-name="Internet_20_link" text:visited-style-name="Visited_20_Internet_20_Link"><text:span text:style-name="T1">https://learningnetwork.cisco.com/s/article/cisco-discovery-protocol-cdp-x</text:span></text:a></text:p>
      <text:p text:style-name="P12"><text:span text:style-name="T1">(test using packet tracer)</text:span></text:p>
      <text:p text:style-name="P5"/>
      <text:p text:style-name="P5"/>
      <text:p text:style-name="P3">۲-<text:span text:style-name="T2">کامند تنظیم vlan برای ip phone </text:span>.</text:p>
      <text:p text:style-name="P13">```</text:p>
      <text:p text:style-name="Preformatted_20_Text"><text:span text:style-name="Strong_20_Emphasis"><text:span text:style-name="T6">(config-if)#</text:span></text:span><text:span text:style-name="Strong_20_Emphasis"><text:span text:style-name="T10">switchport mode access</text:span></text:span></text:p>
      <text:p text:style-name="Preformatted_20_Text"><text:span text:style-name="Strong_20_Emphasis"><text:span text:style-name="T6">(config-if)#</text:span></text:span><text:span text:style-name="Strong_20_Emphasis"><text:span text:style-name="T10">switchport voice vlan dot1q</text:span></text:span></text:p>
      <text:p text:style-name="Preformatted_20_Text"><text:span text:style-name="Strong_20_Emphasis"><text:span text:style-name="T6">(config-if)#</text:span></text:span><text:span text:style-name="Strong_20_Emphasis"><text:span text:style-name="T10">switchport access vlan 20</text:span></text:span></text:p>
      <text:p text:style-name="P13">```</text:p>
      <text:p text:style-name="P14">که در پکت تریسر با کمی تفاوت وجود دارد.</text:p>
      <text:p text:style-name="P15">منابع:</text:p>
      <text:p text:style-name="P11"><text:a xlink:type="simple" xlink:href="https://community.cisco.com/t5/switching/vlan-configuration-to-support-ip-phone/m-p/1463166#M141167" text:style-name="Internet_20_link" text:visited-style-name="Visited_20_Internet_20_Link"><text:span text:style-name="T1">https://community.cisco.com/t5/switching/vlan-configuration-to-support-ip-phone/m-p/1463166#M141167</text:span></text:a></text:p>
      <text:p text:style-name="P1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urier-Bold" svg:font-family="Courier-Bol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XB Zar" svg:font-family="'XB Za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7:51:26.773679384</meta:creation-date>
    <dc:date>2022-05-31T14:54:18.966587246</dc:date>
    <meta:editing-duration>PT27M17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25" meta:word-count="225" meta:character-count="1502" meta:non-whitespace-character-count="1303"/>
  </office:meta>
</office:document-meta>
</file>